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e0fa0" officeooo:paragraph-rsid="001e0fa0"/>
    </style:style>
    <style:style style:name="P2" style:family="paragraph" style:parent-style-name="Standard">
      <style:text-properties style:font-name="FreeMono" officeooo:rsid="001e8e05" officeooo:paragraph-rsid="001e8e05"/>
    </style:style>
    <style:style style:name="P3" style:family="paragraph" style:parent-style-name="Standard">
      <style:text-properties style:font-name="FreeMono" officeooo:rsid="001e8e05" officeooo:paragraph-rsid="00216371"/>
    </style:style>
    <style:style style:name="P4" style:family="paragraph" style:parent-style-name="Standard">
      <style:text-properties style:font-name="FreeMono" officeooo:rsid="001e8e05" officeooo:paragraph-rsid="00260aa6"/>
    </style:style>
    <style:style style:name="P5" style:family="paragraph" style:parent-style-name="Standard">
      <style:text-properties style:font-name="FreeMono" officeooo:rsid="001e8e05" officeooo:paragraph-rsid="00622d2e"/>
    </style:style>
    <style:style style:name="P6" style:family="paragraph" style:parent-style-name="Standard">
      <style:text-properties style:font-name="FreeMono" officeooo:rsid="0024446d" officeooo:paragraph-rsid="0024446d"/>
    </style:style>
    <style:style style:name="P7" style:family="paragraph" style:parent-style-name="Standard">
      <style:text-properties style:font-name="FreeMono" officeooo:rsid="00260aa6" officeooo:paragraph-rsid="00260aa6"/>
    </style:style>
    <style:style style:name="P8" style:family="paragraph" style:parent-style-name="Standard">
      <style:text-properties style:font-name="FreeMono" officeooo:rsid="0029b5f6" officeooo:paragraph-rsid="0029b5f6"/>
    </style:style>
    <style:style style:name="P9" style:family="paragraph" style:parent-style-name="Standard">
      <style:text-properties style:font-name="FreeMono" officeooo:rsid="00627c01" officeooo:paragraph-rsid="00627c01"/>
    </style:style>
    <style:style style:name="P10" style:family="paragraph" style:parent-style-name="Standard">
      <style:paragraph-properties fo:text-align="start" style:justify-single-word="false"/>
      <style:text-properties style:font-name="FreeMono" officeooo:rsid="00627c01" officeooo:paragraph-rsid="00627c01"/>
    </style:style>
    <style:style style:name="P11" style:family="paragraph" style:parent-style-name="Standard">
      <style:text-properties style:font-name="FreeMono" fo:font-style="normal" officeooo:rsid="004dc22c" officeooo:paragraph-rsid="001e8e05" style:font-style-asian="normal" style:font-style-complex="normal"/>
    </style:style>
    <style:style style:name="P12" style:family="paragraph" style:parent-style-name="Standard">
      <style:text-properties style:font-name="FreeMono" fo:font-style="normal" officeooo:rsid="00627c01" officeooo:paragraph-rsid="00627c01" style:font-style-asian="normal" style:font-style-complex="normal"/>
    </style:style>
    <style:style style:name="P13" style:family="paragraph" style:parent-style-name="Standard">
      <style:text-properties style:font-name="FreeMono" fo:font-style="normal" officeooo:rsid="0077a81f" officeooo:paragraph-rsid="00627c01" style:font-style-asian="normal" style:font-style-complex="normal"/>
    </style:style>
    <style:style style:name="P14" style:family="paragraph" style:parent-style-name="Standard">
      <style:text-properties style:font-name="FreeMono" fo:font-style="normal" officeooo:rsid="007f548c" officeooo:paragraph-rsid="00627c01" style:font-style-asian="normal" style:font-style-complex="normal"/>
    </style:style>
    <style:style style:name="P15" style:family="paragraph" style:parent-style-name="Standard">
      <style:text-properties style:font-name="FreeMono" officeooo:rsid="001e8e05" officeooo:paragraph-rsid="004041e5"/>
    </style:style>
    <style:style style:name="P16" style:family="paragraph" style:parent-style-name="Standard">
      <style:text-properties style:font-name="FreeMono" officeooo:rsid="008a3280" officeooo:paragraph-rsid="008a3280"/>
    </style:style>
    <style:style style:name="T1" style:family="text">
      <style:text-properties officeooo:rsid="0029b5f6"/>
    </style:style>
    <style:style style:name="T2" style:family="text">
      <style:text-properties officeooo:rsid="002b87ce"/>
    </style:style>
    <style:style style:name="T3" style:family="text">
      <style:text-properties officeooo:rsid="002de3f1"/>
    </style:style>
    <style:style style:name="T4" style:family="text">
      <style:text-properties officeooo:rsid="002f7e36"/>
    </style:style>
    <style:style style:name="T5" style:family="text">
      <style:text-properties officeooo:rsid="003ef131"/>
    </style:style>
    <style:style style:name="T6" style:family="text">
      <style:text-properties fo:font-style="italic" officeooo:rsid="0040cb17" style:font-style-asian="italic" style:font-style-complex="italic"/>
    </style:style>
    <style:style style:name="T7" style:family="text">
      <style:text-properties fo:font-style="italic" officeooo:rsid="0046e194" style:font-style-asian="italic" style:font-style-complex="italic"/>
    </style:style>
    <style:style style:name="T8" style:family="text">
      <style:text-properties fo:font-style="italic" officeooo:rsid="0047a31e" style:font-style-asian="italic" style:font-style-complex="italic"/>
    </style:style>
    <style:style style:name="T9" style:family="text">
      <style:text-properties fo:font-style="italic" officeooo:rsid="0050f3e2" style:font-style-asian="italic" style:font-style-complex="italic"/>
    </style:style>
    <style:style style:name="T10" style:family="text">
      <style:text-properties fo:font-style="italic" officeooo:rsid="00622d2e" style:font-style-asian="italic" style:font-style-complex="italic"/>
    </style:style>
    <style:style style:name="T11" style:family="text">
      <style:text-properties fo:font-style="italic" officeooo:rsid="00790c90"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40cb17" style:font-style-asian="normal" style:font-style-complex="normal"/>
    </style:style>
    <style:style style:name="T14" style:family="text">
      <style:text-properties fo:font-style="normal" officeooo:rsid="00423ffb" style:font-style-asian="normal" style:font-style-complex="normal"/>
    </style:style>
    <style:style style:name="T15" style:family="text">
      <style:text-properties fo:font-style="normal" officeooo:rsid="0042ffa6" style:font-style-asian="normal" style:font-style-complex="normal"/>
    </style:style>
    <style:style style:name="T16" style:family="text">
      <style:text-properties fo:font-style="normal" officeooo:rsid="0044678a" style:font-style-asian="normal" style:font-style-complex="normal"/>
    </style:style>
    <style:style style:name="T17" style:family="text">
      <style:text-properties fo:font-style="normal" officeooo:rsid="0044ebac" style:font-style-asian="normal" style:font-style-complex="normal"/>
    </style:style>
    <style:style style:name="T18" style:family="text">
      <style:text-properties fo:font-style="normal" officeooo:rsid="00465f82" style:font-style-asian="normal" style:font-style-complex="normal"/>
    </style:style>
    <style:style style:name="T19" style:family="text">
      <style:text-properties fo:font-style="normal" officeooo:rsid="0046e194" style:font-style-asian="normal" style:font-style-complex="normal"/>
    </style:style>
    <style:style style:name="T20" style:family="text">
      <style:text-properties fo:font-style="normal" officeooo:rsid="0047a31e" style:font-style-asian="normal" style:font-style-complex="normal"/>
    </style:style>
    <style:style style:name="T21" style:family="text">
      <style:text-properties fo:font-style="normal" officeooo:rsid="0048ca32" style:font-style-asian="normal" style:font-style-complex="normal"/>
    </style:style>
    <style:style style:name="T22" style:family="text">
      <style:text-properties fo:font-style="normal" officeooo:rsid="0049f437" style:font-style-asian="normal" style:font-style-complex="normal"/>
    </style:style>
    <style:style style:name="T23" style:family="text">
      <style:text-properties fo:font-style="normal" officeooo:rsid="004a7211" style:font-style-asian="normal" style:font-style-complex="normal"/>
    </style:style>
    <style:style style:name="T24" style:family="text">
      <style:text-properties fo:font-style="normal" officeooo:rsid="004b7953" style:font-style-asian="normal" style:font-style-complex="normal"/>
    </style:style>
    <style:style style:name="T25" style:family="text">
      <style:text-properties fo:font-style="normal" officeooo:rsid="004bb8f7" style:font-style-asian="normal" style:font-style-complex="normal"/>
    </style:style>
    <style:style style:name="T26" style:family="text">
      <style:text-properties fo:font-style="normal" officeooo:rsid="004d7964" style:font-style-asian="normal" style:font-style-complex="normal"/>
    </style:style>
    <style:style style:name="T27" style:family="text">
      <style:text-properties fo:font-style="normal" officeooo:rsid="004dc22c" style:font-style-asian="normal" style:font-style-complex="normal"/>
    </style:style>
    <style:style style:name="T28" style:family="text">
      <style:text-properties fo:font-style="normal" officeooo:rsid="0050f3e2" style:font-style-asian="normal" style:font-style-complex="normal"/>
    </style:style>
    <style:style style:name="T29" style:family="text">
      <style:text-properties fo:font-style="normal" officeooo:rsid="0051e036" style:font-style-asian="normal" style:font-style-complex="normal"/>
    </style:style>
    <style:style style:name="T30" style:family="text">
      <style:text-properties fo:font-style="normal" officeooo:rsid="00529a6d" style:font-style-asian="normal" style:font-style-complex="normal"/>
    </style:style>
    <style:style style:name="T31" style:family="text">
      <style:text-properties fo:font-style="normal" officeooo:rsid="0052ab10" style:font-style-asian="normal" style:font-style-complex="normal"/>
    </style:style>
    <style:style style:name="T32" style:family="text">
      <style:text-properties fo:font-style="normal" officeooo:rsid="00545f61" style:font-style-asian="normal" style:font-style-complex="normal"/>
    </style:style>
    <style:style style:name="T33" style:family="text">
      <style:text-properties fo:font-style="normal" officeooo:rsid="005601b1" style:font-style-asian="normal" style:font-style-complex="normal"/>
    </style:style>
    <style:style style:name="T34" style:family="text">
      <style:text-properties fo:font-style="normal" officeooo:rsid="0057e163" style:font-style-asian="normal" style:font-style-complex="normal"/>
    </style:style>
    <style:style style:name="T35" style:family="text">
      <style:text-properties fo:font-style="normal" officeooo:rsid="00597e25" style:font-style-asian="normal" style:font-style-complex="normal"/>
    </style:style>
    <style:style style:name="T36" style:family="text">
      <style:text-properties fo:font-style="normal" officeooo:rsid="005ccfa0" style:font-style-asian="normal" style:font-style-complex="normal"/>
    </style:style>
    <style:style style:name="T37" style:family="text">
      <style:text-properties fo:font-style="normal" officeooo:rsid="005dd860" style:font-style-asian="normal" style:font-style-complex="normal"/>
    </style:style>
    <style:style style:name="T38" style:family="text">
      <style:text-properties fo:font-style="normal" officeooo:rsid="00622d2e" style:font-style-asian="normal" style:font-style-complex="normal"/>
    </style:style>
    <style:style style:name="T39" style:family="text">
      <style:text-properties fo:font-style="normal" officeooo:rsid="0066572e" style:font-style-asian="normal" style:font-style-complex="normal"/>
    </style:style>
    <style:style style:name="T40" style:family="text">
      <style:text-properties fo:font-style="normal" officeooo:rsid="0067c85f" style:font-style-asian="normal" style:font-style-complex="normal"/>
    </style:style>
    <style:style style:name="T41" style:family="text">
      <style:text-properties fo:font-style="normal" officeooo:rsid="006ad616" style:font-style-asian="normal" style:font-style-complex="normal"/>
    </style:style>
    <style:style style:name="T42" style:family="text">
      <style:text-properties fo:font-style="normal" officeooo:rsid="006bc0e1" style:font-style-asian="normal" style:font-style-complex="normal"/>
    </style:style>
    <style:style style:name="T43" style:family="text">
      <style:text-properties fo:font-style="normal" officeooo:rsid="006d695b" style:font-style-asian="normal" style:font-style-complex="normal"/>
    </style:style>
    <style:style style:name="T44" style:family="text">
      <style:text-properties fo:font-style="normal" officeooo:rsid="006f380e" style:font-style-asian="normal" style:font-style-complex="normal"/>
    </style:style>
    <style:style style:name="T45" style:family="text">
      <style:text-properties fo:font-style="normal" officeooo:rsid="006fb325" style:font-style-asian="normal" style:font-style-complex="normal"/>
    </style:style>
    <style:style style:name="T46" style:family="text">
      <style:text-properties fo:font-style="normal" officeooo:rsid="0074882d" style:font-style-asian="normal" style:font-style-complex="normal"/>
    </style:style>
    <style:style style:name="T47" style:family="text">
      <style:text-properties fo:font-style="normal" officeooo:rsid="0077a81f" style:font-style-asian="normal" style:font-style-complex="normal"/>
    </style:style>
    <style:style style:name="T48" style:family="text">
      <style:text-properties fo:font-style="normal" officeooo:rsid="00786d0e" style:font-style-asian="normal" style:font-style-complex="normal"/>
    </style:style>
    <style:style style:name="T49" style:family="text">
      <style:text-properties fo:font-style="normal" officeooo:rsid="00790640" style:font-style-asian="normal" style:font-style-complex="normal"/>
    </style:style>
    <style:style style:name="T50" style:family="text">
      <style:text-properties fo:font-style="normal" officeooo:rsid="00790c90" style:font-style-asian="normal" style:font-style-complex="normal"/>
    </style:style>
    <style:style style:name="T51" style:family="text">
      <style:text-properties fo:font-style="normal" officeooo:rsid="007a7199" style:font-style-asian="normal" style:font-style-complex="normal"/>
    </style:style>
    <style:style style:name="T52" style:family="text">
      <style:text-properties fo:font-style="normal" officeooo:rsid="007befab" style:font-style-asian="normal" style:font-style-complex="normal"/>
    </style:style>
    <style:style style:name="T53" style:family="text">
      <style:text-properties fo:font-style="normal" officeooo:rsid="007d96a9" style:font-style-asian="normal" style:font-style-complex="normal"/>
    </style:style>
    <style:style style:name="T54" style:family="text">
      <style:text-properties fo:font-style="normal" officeooo:rsid="007f548c" style:font-style-asian="normal" style:font-style-complex="normal"/>
    </style:style>
    <style:style style:name="T55" style:family="text">
      <style:text-properties fo:font-style="normal" officeooo:rsid="007fd8f4" style:font-style-asian="normal" style:font-style-complex="normal"/>
    </style:style>
    <style:style style:name="T56" style:family="text">
      <style:text-properties fo:font-style="normal" officeooo:rsid="0080bb2a" style:font-style-asian="normal" style:font-style-complex="normal"/>
    </style:style>
    <style:style style:name="T57" style:family="text">
      <style:text-properties fo:font-style="normal" officeooo:rsid="0081c915" style:font-style-asian="normal" style:font-style-complex="normal"/>
    </style:style>
    <style:style style:name="T58" style:family="text">
      <style:text-properties fo:font-style="normal" officeooo:rsid="0083b646" style:font-style-asian="normal" style:font-style-complex="normal"/>
    </style:style>
    <style:style style:name="T59" style:family="text">
      <style:text-properties fo:font-style="normal" officeooo:rsid="00846373" style:font-style-asian="normal" style:font-style-complex="normal"/>
    </style:style>
    <style:style style:name="T60" style:family="text">
      <style:text-properties fo:font-style="normal" officeooo:rsid="0087580d"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Final: Comprehensive Essay</text:p>
      <text:p text:style-name="P16"/>
      <text:p text:style-name="P15"><text:tab/><text:span text:style-name="T3">This flight is about four hours long, which should be just enough time to recap the themes involved in my recent global studies class. Throughout the semester we held a split focus between chapter topics in our textbook and assigned readings from novels, all of which I would now highly recommend for use in your own class; as you'll see, each helped drive home a topic we discussed. Globalization is a word I wouldn't have thought twice about before taking a class concerning it. The term is easily dismissed: of course we know what globalization is, it's global… stuff. This ambivalent background will likely be just as important in teaching your own class, since the first step in engaging us students is to tackle existing notions and scaffolding built from the vague context of sensationalist news reporting or dramatized documentary production. More specifically, a year ago I would have scrounged around when asked to define globalization, and would eventually respond that the answer was in how political bodies are in ever more contact and communication with one another. I now understand that to be just a small glimpse of the full picture; globalization is the trend of connectedness that affects many aspects of daily life and should play heavily on how we anticipate and qualify our expectations of the future. In our work toward a better understanding of such a gargantuan realm we studied globalization as a moving target that is constantly being refined and updated as time goes on; our focus covered how trends of globalization affect nationality, business, health, and the environment.</text:span></text:p>
      <text:p text:style-name="P2"/>
      <text:p text:style-name="P2"><text:tab/><text:span text:style-name="T5">Postcolonial literature analyzes issues of race, religion, identity, and micro struggles of power. The works are generally defined by their relation to or portrayal of life after colonial rule has been removed. In Chinua Achebe's </text:span><text:span text:style-name="T6">No Longer at Ease</text:span><text:span text:style-name="T13"> we read about the detrimental effects leftover from colonial governments. </text:span><text:span text:style-name="T14">The story's main character, Obi, </text:span><text:span text:style-name="T15">is used to showcase the many factors of traditional life and foreign influence which pull on those living in Nigeria. He is sent off to school in England because that's been set as the precedent for high education, and he is sponsored by a tribal coalition dedicated to </text:span><text:span text:style-name="T16">addressing the issues brought forth by the merging of lifestyles and economies. </text:span><text:span text:style-name="T17">Eventually Obi is ensnared by the same corruption he denounces, and the tale serves to show how difficult it is for a damaged government and economy to right itself. We read about the situation again from a nonfiction perspective that discusses </text:span><text:span text:style-name="T18">present day Africa. </text:span><text:span text:style-name="T19">Olopade writes of “fail states” in her work </text:span><text:span text:style-name="T7">The Bright Continent</text:span><text:span text:style-name="T19">. This term is used to emphatically describe the struggles still present in African nations over corruption and transparency, but goes further to dig at the ways in which these malformed governments fall short of their commitments to citizens and the space that opens for innovation and troubleshooting. </text:span><text:span text:style-name="T20">Although both works express similar problems remaining as postcolonial issues, </text:span><text:span text:style-name="T8">The Bright Continent</text:span><text:span text:style-name="T20"> investigates how much has changed since the time of </text:span><text:span text:style-name="T8">No Longer at Ease</text:span><text:span text:style-name="T20">. </text:span><text:span text:style-name="T21">There's a worldwide effort to provide aid and solutions for so called third world countries, and we're at a point now to evaluate their necessity and impact. Olopade discusses at one point the influx of clothing to a region where textiles make up a </text:span><text:soft-page-break/><text:span text:style-name="T21">major portion of the economy. The donated shirts were sent with good intentions, but they reek havoc on the livelihood of those operating existing infrastructure. </text:span><text:span text:style-name="T22">In a more general sense, the book argues that foreign involvement relies too heavily on metrics and top down orientations. There's a conspicuous lack of operations that begin on the same level as people they seek to help, and then craft their design out and up from there. </text:span><text:span text:style-name="T23">The </text:span><text:span text:style-name="T24">shift in external affect from days of colonial rule to modern prerogatives for aid is globalization at play. </text:span><text:span text:style-name="T25">So</text:span><text:span text:style-name="T24"> is scope and effectiveness of foreign aid, </text:span><text:span text:style-name="T25">and the way it is analyzed to determine how foreign influence </text:span><text:span text:style-name="T26">affects local communities</text:span><text:span text:style-name="T24">. </text:span><text:span text:style-name="T26">In my psychology class we covered the definition of longitudinal studies, </text:span><text:span text:style-name="T27">seldom used and very expensive programs </text:span><text:span text:style-name="T26">where participants are tracked for years, sometimes decades, to observe certain psychological phenomenon. </text:span><text:span text:style-name="T27">In global studies we see how almost all interactions and events can be unraveled for decades, making a large portion of global studies one big longitudinal study. </text:span></text:p>
      <text:p text:style-name="P11"/>
      <text:p text:style-name="P5"><text:span text:style-name="T27"><text:tab/></text:span><text:span text:style-name="T9">The Bright Continent</text:span><text:span text:style-name="T28"> also covers aspects of economic development in African countries. </text:span><text:span text:style-name="T29">An informal economy </text:span><text:span text:style-name="T30">makes for an odd patchwork of taxation, accounting, and operation; businesses can </text:span><text:span text:style-name="T31">operate in the gray area where corruption and a lack of enforcement creates blind spots in reporting. </text:span><text:span text:style-name="T32">Olopade lists several such practices, from a furniture company </text:span><text:span text:style-name="T33">to online scamming </text:span><text:span text:style-name="T32">to cell phone roadside stalls. </text:span><text:span text:style-name="T33">At the same time, legitimate innovation is wide open in the various countries as more people come into contact with cellular phone networks and internet access. </text:span><text:span text:style-name="T34">One entrepreneur develops novel applications for an otherwise overlooked embedded firmware in cellphones. </text:span><text:span text:style-name="T35">Another </text:span><text:span text:style-name="T36">created cellphone tools to report on election fraud and corruption. There's also a lot of non electronic innovation, one group </text:span><text:span text:style-name="T35">worked to tackle the</text:span><text:span text:style-name="T36"> problem of</text:span><text:span text:style-name="T35"> “flying toilet</text:span><text:span text:style-name="T36">s</text:span><text:span text:style-name="T35">” by creating a composting community restroom, </text:span><text:span text:style-name="T36">and privatized classrooms </text:span><text:span text:style-name="T37">run with novel operating models </text:span><text:span text:style-name="T36">help bring education back to communities</text:span><text:span text:style-name="T35">. </text:span><text:span text:style-name="T38">Understanding how economic development grows and changes over time provides the level of insight needed to complete a survey like </text:span><text:span text:style-name="T10">The Bright Continent</text:span><text:span text:style-name="T38">.</text:span></text:p>
      <text:p text:style-name="P12"/>
      <text:p text:style-name="P9"><text:span text:style-name="T12"><text:tab/></text:span><text:span text:style-name="T39">Trends of globalization </text:span><text:span text:style-name="T40">play</text:span><text:span text:style-name="T39"> an increasingly </text:span><text:span text:style-name="T40">important role in health and nutrition. Our class spent some of the semester reviewing the 2014 Ebola outbreak in West Africa, </text:span><text:span text:style-name="T41">where a suspected spillover event threatened health worldwide via air travel and stressed existing medical infrastructure to its limit. </text:span><text:span text:style-name="T42">Here global trends can create dangerous situations as modern interconnectedness plays into infection vectors of virulent disease. </text:span><text:span text:style-name="T43">As humans continue to move into new habitats, exposure to animals threatens a higher rate of spillover incidents; the costs of which has to be measured in some form and taken into account. </text:span><text:span text:style-name="T44">One of the ways humans encroach on new land is through deforestation to create arable fields, and how those fields are used is yet another aspect of global trends and health. </text:span><text:span text:style-name="T45">Monoculture growing practices are used when a crop yields enough return that diversity becomes economically defunct; once in place a land's short term output can be maximized, but monoculture creates vectors for plant based disease and affliction to eradicate a devastating amount of food and economic potential. </text:span><text:span text:style-name="T50">Food shortages are briefly addressed in </text:span><text:span text:style-name="T11">The Complete Persepolis</text:span><text:span text:style-name="T50"> as one of the consequences of conflict in the author's war torn country. Similarly, the extent to which populations rely on a robust infrastructure to </text:span><text:soft-page-break/><text:span text:style-name="T50">bring them food is immense.</text:span><text:span text:style-name="T45"> </text:span><text:span text:style-name="T46">Genetically modified organisms (GMO) are another development that has the potential to affect global health through the engineering of crops. The practice is subject to heavy debate because the success of GMO crops could help meet the world's burgeoning food requirements, while their defectiveness through susceptibility to disease could be </text:span><text:span text:style-name="T48">disastrous.</text:span><text:span text:style-name="T47"> </text:span></text:p>
      <text:p text:style-name="P13"/>
      <text:p text:style-name="P9"><text:span text:style-name="T47"><text:tab/></text:span><text:span text:style-name="T49">Deforestation </text:span><text:span text:style-name="T51">poses additional risks to the environment. Our reliance on the continued operation of ecosystems is an integral part of living on Earth, and it's in humanity's best interest to be a symbiotic partner.</text:span><text:span text:style-name="T52"> </text:span><text:span text:style-name="T53">Clear cutting of the Amazon rain forest has sparked international discourse on the value and preservation of species and ecosystems within the forest. Methods of protecting the forest while not infringing on the sovereignty of occupying countries is difficult, as we discussed in class how compensation was offered for the preservation of some areas. </text:span><text:span text:style-name="T54">Another great example of how environmental concerns affect international processes lies in the production and consumption of petroleum. Recently two new methods of accessing underground oil have been cleared for use by various governments, resulting in cheaper gasoline and increased pollution.</text:span></text:p>
      <text:p text:style-name="P14"/>
      <text:p text:style-name="P10"><text:span text:style-name="T54"><text:tab/></text:span><text:span text:style-name="T60">It looks like our four hour flight is almost over. To reiterate: u</text:span><text:span text:style-name="T55">nderstanding how processes </text:span><text:span text:style-name="T56">that are dispersed</text:span><text:span text:style-name="T55"> on a global </text:span><text:span text:style-name="T56">scale affect one another and generate far reaching consequences is a vital part of </text:span><text:span text:style-name="T58">beholding</text:span><text:span text:style-name="T56"> today's world. </text:span><text:span text:style-name="T57">I hope that these examples of how globalization affect</text:span><text:span text:style-name="T59">s</text:span><text:span text:style-name="T57"> nationality, business, health, and the environment in an evolving and continuous manner helps you prepare for your own clas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21:23:29.048183906</meta:creation-date>
    <dc:date>2016-12-01T23:06:33.290880839</dc:date>
    <meta:editing-duration>P1DT19H51M39S</meta:editing-duration>
    <meta:editing-cycles>84</meta:editing-cycles>
    <meta:generator>LibreOffice/5.2.3.3$Linux_X86_64 LibreOffice_project/20m0$Build-3</meta:generator>
    <meta:document-statistic meta:table-count="0" meta:image-count="0" meta:object-count="0" meta:page-count="3" meta:paragraph-count="9" meta:word-count="1358" meta:character-count="8618" meta:non-whitespace-character-count="7260"/>
  </office:meta>
</office:document-meta>
</file>